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d4673" officeooo:paragraph-rsid="006a2bf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284" officeooo:paragraph-rsid="0035028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4673" officeooo:paragraph-rsid="003d467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officeooo:rsid="003f40f4" officeooo:paragraph-rsid="003f40f4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officeooo:rsid="003f40f4" officeooo:paragraph-rsid="006a2bf9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19eb27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e27b" officeooo:paragraph-rsid="0060e27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paragraph-rsid="006f5ce9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0e27b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5ce9" officeooo:paragraph-rsid="006f5ce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f5ce9" officeooo:paragraph-rsid="006f5ce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4582dc" officeooo:paragraph-rsid="006f5ce9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officeooo:paragraph-rsid="006f5ce9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rsid="0070b921" officeooo:paragraph-rsid="0070b921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weight="bold" officeooo:rsid="0070b921" officeooo:paragraph-rsid="0070b921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weight="bold" officeooo:rsid="0072468e" officeooo:paragraph-rsid="0072468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72468e" officeooo:paragraph-rsid="0072468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italic" officeooo:rsid="003f40f4" officeooo:paragraph-rsid="006f5ce9" style:font-style-asian="italic" style:font-style-complex="italic"/>
    </style:style>
    <style:style style:name="P21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72468e" officeooo:paragraph-rsid="0072468e" style:font-weight-asian="normal" style:font-weight-complex="normal"/>
    </style:style>
    <style:style style:name="P22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72468e" officeooo:paragraph-rsid="0072468e" style:font-weight-asian="normal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7335f9" officeooo:paragraph-rsid="007335f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3c60ca" officeooo:paragraph-rsid="003c60ca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officeooo:paragraph-rsid="007335f9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f5ce9"/>
    </style:style>
    <style:style style:name="P27" style:family="paragraph" style:parent-style-name="Standard">
      <style:paragraph-properties fo:text-align="start" style:justify-single-word="false"/>
      <style:text-properties style:font-name="DejaVu Sans Condensed" officeooo:paragraph-rsid="006f5ce9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officeooo:rsid="007335f9" officeooo:paragraph-rsid="007335f9"/>
    </style:style>
    <style:style style:name="P29" style:family="paragraph" style:parent-style-name="Standard" style:list-style-name="L15">
      <style:paragraph-properties fo:text-align="start" style:justify-single-word="false"/>
      <style:text-properties style:font-name="DejaVu Sans Condensed" officeooo:rsid="007335f9" officeooo:paragraph-rsid="007335f9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paragraph-rsid="0043229a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paragraph-rsid="003d4673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paragraph-rsid="004582dc"/>
    </style:style>
    <style:style style:name="P33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officeooo:paragraph-rsid="003c60ca"/>
    </style:style>
    <style:style style:name="P34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officeooo:paragraph-rsid="006a2bf9"/>
    </style:style>
    <style:style style:name="P35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officeooo:paragraph-rsid="006a2bf9"/>
    </style:style>
    <style:style style:name="P36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paragraph-rsid="006a2bf9"/>
    </style:style>
    <style:style style:name="P37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officeooo:rsid="003f40f4" officeooo:paragraph-rsid="0064ab60"/>
    </style:style>
    <style:style style:name="P38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rsid="003f40f4" officeooo:paragraph-rsid="006a2bf9"/>
    </style:style>
    <style:style style:name="P39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f40f4" officeooo:paragraph-rsid="00565897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a0036" officeooo:paragraph-rsid="006a2bf9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43229a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4582dc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paragraph-rsid="00565897" style:font-size-asian="12pt" style:font-weight-asian="normal" style:font-size-complex="12pt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284" officeooo:paragraph-rsid="006a2bf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6947" officeooo:paragraph-rsid="0070b921" style:font-size-asian="12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rsid="0043acd2" officeooo:paragraph-rsid="0043acd2"/>
    </style:style>
    <style:style style:name="P51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officeooo:rsid="003e03f2" officeooo:paragraph-rsid="006a2b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4673" style:font-weight-asian="bold" style:font-weight-complex="bold"/>
    </style:style>
    <style:style style:name="T3" style:family="text">
      <style:text-properties fo:font-weight="bold" officeooo:rsid="0055ed4f" style:font-weight-asian="bold" style:font-weight-complex="bold"/>
    </style:style>
    <style:style style:name="T4" style:family="text">
      <style:text-properties fo:font-weight="bold" officeooo:rsid="003f40f4" style:font-weight-asian="bold" style:font-weight-complex="bold"/>
    </style:style>
    <style:style style:name="T5" style:family="text">
      <style:text-properties fo:font-weight="bold" officeooo:rsid="0051393f" style:font-weight-asian="bold" style:font-weight-complex="bold"/>
    </style:style>
    <style:style style:name="T6" style:family="text">
      <style:text-properties fo:font-weight="bold" officeooo:rsid="003e03f2" style:font-weight-asian="bold" style:font-weight-complex="bold"/>
    </style:style>
    <style:style style:name="T7" style:family="text">
      <style:text-properties fo:font-weight="bold" officeooo:rsid="004582dc" style:font-weight-asian="bold" style:font-weight-complex="bold"/>
    </style:style>
    <style:style style:name="T8" style:family="text">
      <style:text-properties style:text-line-through-style="none" style:text-line-through-type="none" fo:font-size="12pt" fo:font-weight="normal" officeooo:rsid="006f5ce9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fo:font-size="12pt" fo:font-weight="bold" officeooo:rsid="007335f9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582d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412bf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3229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1c6d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5ed4f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ce17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d7b5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4673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c60c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f40f4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09d73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fd723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4c87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585969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6215f5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6a912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59d39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6a2bf9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a0036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656883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6574a9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4e3922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5060ef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72468e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62dc60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70b921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7335f9" style:font-size-asian="12pt" style:font-weight-asian="bold" style:font-size-complex="12pt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412bf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4582dc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43229a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e03f2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41c6db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a003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d467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ce177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d7b57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c60c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f40f4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3fd723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409d73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4ab60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66179c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67dfd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6f5ce9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72468e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7335f9" style:font-size-asian="12pt" style:font-weight-asian="normal" style:font-size-complex="12pt" style:font-weight-complex="normal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6c8164" style:font-size-asian="12pt" style:font-size-complex="12pt"/>
    </style:style>
    <style:style style:name="T64" style:family="text">
      <style:text-properties fo:font-size="12pt" officeooo:rsid="0072468e" style:font-size-asian="12pt" style:font-size-complex="12pt"/>
    </style:style>
    <style:style style:name="T65" style:family="text">
      <style:text-properties officeooo:rsid="003d4673"/>
    </style:style>
    <style:style style:name="T66" style:family="text">
      <style:text-properties officeooo:rsid="005d1593"/>
    </style:style>
    <style:style style:name="T67" style:family="text">
      <style:text-properties officeooo:rsid="0064ab60"/>
    </style:style>
    <style:style style:name="T68" style:family="text">
      <style:text-properties officeooo:rsid="00656883"/>
    </style:style>
    <style:style style:name="T69" style:family="text">
      <style:text-properties officeooo:rsid="0051393f"/>
    </style:style>
    <style:style style:name="T70" style:family="text">
      <style:text-properties officeooo:rsid="0043229a"/>
    </style:style>
    <style:style style:name="T71" style:family="text">
      <style:text-properties officeooo:rsid="0052a4a8"/>
    </style:style>
    <style:style style:name="T72" style:family="text">
      <style:text-properties officeooo:rsid="003e03f2"/>
    </style:style>
    <style:style style:name="T73" style:family="text">
      <style:text-properties officeooo:rsid="003412bf"/>
    </style:style>
    <style:style style:name="T74" style:family="text">
      <style:text-properties officeooo:rsid="0041c6db"/>
    </style:style>
    <style:style style:name="T75" style:family="text">
      <style:text-properties officeooo:rsid="004582dc"/>
    </style:style>
    <style:style style:name="T76" style:family="text">
      <style:text-properties officeooo:rsid="006f5c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4">4</text:span><text:span text:style-name="T25">0</text:span><text:span text:style-name="T26">2</text:span><text:span text:style-name="T27"> - </text:span><text:span text:style-name="T28">A/</text:span><text:span text:style-name="T29">A</text:span><text:span text:style-name="T28"> </text:span><text:span text:style-name="T30">- </text:span><text:span text:style-name="T31">Gun, </text:span><text:span text:style-name="T41">IR, SARH missiles</text:span></text:p>
      <text:p text:style-name="P1"/>
      <text:p text:style-name="P9">Fence In</text:p>
      <text:list text:style-name="L1">
        <text:list-item>
          <text:p text:style-name="P11">Master Arm ... ON (B2 button to toggle)</text:p>
        </text:list-item>
      </text:list>
      <text:p text:style-name="P8"><text:span text:style-name="T63"/></text:p>
      <text:p text:style-name="P10"><text:span text:style-name="T66">30 mm cannon -- </text:span><text:bookmark text:name="page177R_mcid9"/><text:span text:style-name="T76">2x</text:span> DEFA 553<text:span text:style-name="T76">, </text:span>150 rounds <text:span text:style-name="T76">per gun</text:span></text:p>
      <text:list text:style-name="L2">
        <text:list-item>
          <text:p text:style-name="P14"><text:span text:style-name="T42">Press </text:span><text:span text:style-name="T10">Trigger</text:span><text:span text:style-name="T42"> to fire.</text:span><text:span text:style-name="T59"> <text:s/>Trigger always fires guns as long as Master Arm is ON.</text:span></text:p>
        </text:list-item>
        <text:list-item>
          <text:p text:style-name="P25"><text:span text:style-name="T8">(Optional</text:span><text:bookmark text:name="page180R_mcid1"/><text:span text:style-name="T8">)Press </text:span><text:span text:style-name="T9">Dish Hat Down</text:span><text:span text:style-name="T42"> C+SW/M button</text:span><text:span text:style-name="T59"> to enter dogfight mode. </text:span></text:p>
        </text:list-item>
        <text:list-item>
          <text:p text:style-name="P25"><text:span text:style-name="T61">(Optional) Press </text:span><text:span text:style-name="T41">Manvr/PC Hat Up </text:span><text:span text:style-name="T61"><text:s/>to automatically lock the target. </text:span></text:p>
        </text:list-item>
        <text:list-item>
          <text:p text:style-name="P28"><text:span text:style-name="T42">If you do not have a radar lock, you will have a gyroscopic sight. This can be adjusted for 300m or 600m range. The gyroscopic sight needs to remain on a target for 2 sec befor the solution is “valid”. Fly so that the target’s wingspan touches the diamonds.</text:span></text:p>
        </text:list-item>
        <text:list-item>
          <text:p text:style-name="P28"><text:span text:style-name="T42">If you have a radar lock, placing the pipper on the target should be a good firing solution instantly.</text:span></text:p>
        </text:list-item>
      </text:list>
      <text:list text:style-name="L15">
        <text:list-item>
          <text:p text:style-name="P29"><text:span text:style-name="T42">If the Automatic/Manual firing switch is FWD, the gun will fire when the pipper is on target without pilot input.</text:span></text:p>
        </text:list-item>
        <text:list-item>
          <text:p text:style-name="P29"><text:span text:style-name="T42">If the Single/Salvo selector switch is in CPC, gun firing is controlled by the burst limiter, which is configured on the ground in mission editor weapons settings. </text:span></text:p>
        </text:list-item>
      </text:list>
      <text:p text:style-name="P27"><text:span text:style-name="T59"/></text:p>
      <text:p text:style-name="P27"><text:span text:style-name="T59"/></text:p>
      <text:p text:style-name="P20"><text:span text:style-name="T49">A</text:span><text:span text:style-name="T42">vailable radar ACM modes (automatic lock, </text:span><text:span text:style-name="T60">7km</text:span><text:span text:style-name="T42"> range):</text:span></text:p>
      <text:list text:style-name="L3">
        <text:list-item>
          <text:p text:style-name="P15"><text:span text:style-name="T38">PC/VR Hat Up: TL mode</text:span><text:span text:style-name="T42"> </text:span><text:span text:style-name="T60">automatically locks target roughly in the HUD glass</text:span></text:p>
        </text:list-item>
        <text:list-item>
          <text:p text:style-name="P18"><text:span text:style-name="T64">P</text:span><text:span text:style-name="T62">C/VR Hat Dn: BZ mode </text:span><text:span text:style-name="T42">Works similarly but with a larger scan area that is slewable (not implemented)</text:span></text:p>
        </text:list-item>
      </text:list>
      <text:p text:style-name="P13">Matra R.530</text:p>
      <text:list text:style-name="L4">
        <text:list-item>
          <text:p text:style-name="P12">When both missiles are selected, firing priority is as follows:</text:p>
          <text:list>
            <text:list-item>
              <text:p text:style-name="P26">Locked missile has priority.</text:p>
            </text:list-item>
            <text:list-item>
              <text:p text:style-name="P26">If both are locked, IR missile has priority.</text:p>
            </text:list-item>
            <text:list-item>
              <text:p text:style-name="P12">If both are same seeker type, left missile has priority.</text:p>
            </text:list-item>
          </text:list>
        </text:list-item>
        <text:list-item>
          <text:p text:style-name="P12">R.530 IR missile has 20 minutes of coolant, and takes 20 seconds to cool the seeker head. <text:s/>Cooling begins when Master Arm is on and missile is selected on armament panel??</text:p>
        </text:list-item>
      </text:list>
      <text:p text:style-name="P3"/>
      <text:p text:style-name="P49"/>
      <text:p text:style-name="P24"><text:span text:style-name="T39">R.550 </text:span><text:span text:style-name="T10">Magic, </text:span><text:span text:style-name="T40">AIM-9, and R530F</text:span><text:span text:style-name="T10"> IR missiles</text:span></text:p>
      <text:list text:style-name="L5">
        <text:list-item>
          <text:p text:style-name="P16"><text:span text:style-name="T42">Ensure Fuel Dipper FWD, Sight selector MID, Missile Preparation Switch FWD, Single/Salvo FWD (CPC)</text:span></text:p>
        </text:list-item>
        <text:list-item>
          <text:p text:style-name="P16"><text:span text:style-name="T42">Press </text:span><text:span text:style-name="T10">Dish Hat Down</text:span><text:span text:style-name="T42"> to select Magic missiles.</text:span></text:p>
          <text:list>
            <text:list-item>
              <text:p text:style-name="P16"><text:span text:style-name="T42">If you want to choose a particular missile, press the EXT D or EXT G station select buttons. Default is Left (G)</text:span></text:p>
            </text:list-item>
            <text:list-item>
              <text:p text:style-name="P17"><text:span text:style-name="T62">Selecting MGFUS or MD is is required for R530F Missiles. </text:span></text:p>
            </text:list-item>
          </text:list>
        </text:list-item>
        <text:list-item>
          <text:p text:style-name="P16"><text:span text:style-name="T42">Missile cooling takes up to 20 seconds, and then the missile stays cool for 20 minutes.</text:span></text:p>
        </text:list-item>
        <text:list-item>
          <text:p text:style-name="P16"><text:span text:style-name="T42">When missiles are ready, triangles appear on the HUD.</text:span></text:p>
        </text:list-item>
        <text:list-item>
          <text:p text:style-name="P16"><text:span text:style-name="T42">The missile is boresighted to the top of the HUD glass. When you hear the tone, hold </text:span><text:span text:style-name="T10">Red Button</text:span><text:span text:style-name="T42"> to fire. (the engine RPM will dip to reduce ingested smoke)</text:span></text:p>
        </text:list-item>
      </text:list>
      <text:p text:style-name="P19"><text:span text:style-name="T62">R.530F EM Missile (with auto radar lock)</text:span></text:p>
      <text:list xml:id="list3940019352" text:style-name="L13">
        <text:list-item>
          <text:p text:style-name="P21"><text:span text:style-name="T62">Set Radar Mode Switch FWD, Fuel dipper FWD, Sight selecter MID, Missile Prep Switch FWD, Single/Salvo FWD, Normal/Jammer Pursuit Switch LEFT, R350 Altitude Difference AFT (unless attacking a high and fast target), Fore/Aft selector switch AFT (fwd is for use in a jamming envonment where target range is not available), Automatic/Manual Firing AFT <text:s/>(manual).</text:span></text:p>
        </text:list-item>
        <text:list-item>
          <text:p text:style-name="P21"><text:span text:style-name="T62">The R530 can be used with any a2a radar mode, including HA, IC, TL, or BZ. Use any of these to lock a target. </text:span></text:p>
        </text:list-item>
        <text:list-item>
          <text:p text:style-name="P23"><text:span text:style-name="T62">Your radar screen will now indicate the target range and velocity of closure. A square on the HUD will tell you the position, and “wings” steering cues will tell you how to fly to intercept. </text:span></text:p>
        </text:list-item>
        <text:list-item>
          <text:p text:style-name="P23"><text:span text:style-name="T62">When a missle is tracking, an orange circle will appear below the triangle. </text:span></text:p>
        </text:list-item>
        <text:list-item>
          <text:p text:style-name="P23"><text:span text:style-name="T62">When you are within good range, a green circle will appear.</text:span></text:p>
        </text:list-item>
        <text:list-item>
          <text:p text:style-name="P21"><text:span text:style-name="T62">Once you have locked a target, VERIFY THAT IT IS HOSTILE, either visually or with AWACS. If you are certain the target is hostile, press </text:span><text:span text:style-name="T10">red button</text:span><text:span text:style-name="T62">. </text:span></text:p>
          <text:list>
            <text:list-item>
              <text:p text:style-name="P21"><text:span text:style-name="T62">If you are outside of the missile launch parameters, a red “abort” circle will appear on the HUD. These may include: </text:span>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p text:style-name="P22"><text:span text:style-name="T62">Roll angle greater than 80 deg.</text:span></text:p>
                </text:list-item>
                <text:list-item>
                  <text:p text:style-name="P22"><text:span text:style-name="T62">Acceleration below -1 or above 4g</text:span></text:p>
                </text:list-item>
                <text:list-item>
                  <text:p text:style-name="P22"><text:span text:style-name="T62">Negative pitch angle when flying below 8000 ft</text:span></text:p>
                </text:list-item>
                <text:list-item>
                  <text:p text:style-name="P22"><text:span text:style-name="T62">Target within 500m</text:span></text:p>
                </text:list-item>
              </text:list>
            </text:list-item>
          </text:list>
        </text:list-item>
      </text:list>
      <text:list text:continue-list="list3940019352" text:style-name="L13">
        <text:list-item>
          <text:p text:style-name="P21"><text:span text:style-name="T62">Keep the target in sight, the missile requires continuous guidance until impac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16T22:44:30.489000000</dc:date>
    <meta:editing-duration>PT14H43M19S</meta:editing-duration>
    <meta:editing-cycles>8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1" meta:word-count="660" meta:character-count="3589" meta:non-whitespace-character-count="2990"/>
  </office:meta>
</office:document-meta>
</file>